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 Application Document.</text:p>
      <text:p text:style-name="P1"/>
      <text:p text:style-name="P2">The main goal of the C# application is to communicate with the arudino using a text file.</text:p>
      <text:p text:style-name="P2"/>
      <text:p text:style-name="P2">The text file is made and saved on the local disk's documents path.</text:p>
      <text:p text:style-name="P2">Once this file is created the application then checks if this file has been written in and then run the necessary function.</text:p>
      <text:p text:style-name="P2"/>
      <text:p text:style-name="P2">The functions being “lever was pulled” or “server disconnected”. This is how the application understands what is being done or needs to be done.</text:p>
      <text:p text:style-name="P2"/>
      <text:p text:style-name="P2">** Need to have Free visual studios downloaded**</text:p>
      <text:p text:style-name="P2"><text:tab/></text:p>
      <text:p text:style-name="P2"><text:tab/><text:span text:style-name="T1">If arduino can not connect because of a com port then the com port needs to be switched in the visual studio-com port properties- then find the com port and change to the correct 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5T15:39:46.97</meta:creation-date>
    <dc:date>2018-12-07T19:23:24.23</dc:date>
    <meta:editing-duration>P2DT3H43M40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8" meta:word-count="122" meta:character-count="680"/>
  </office:meta>
</office:document-meta>
</file>